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ercicio 1</text:p>
      <text:p text:style-name="P5"/>
      <text:p text:style-name="P2">echo -e "\nAbrindo diretorio unix_tests"</text:p>
      <text:p text:style-name="P2">cd unix_tests</text:p>
      <text:p text:style-name="P2">echo -e "\nBaixando arquivo countries.txt"</text:p>
      <text:p text:style-name="P2">curl -s -o countries.txt "https://gist.githubusercontent.com/kalinchernev/486393efcca01623b18d/raw/daa24c9fea66afb7d68f8d69f0c4b8eeb9406e83/countries"</text:p>
      <text:p text:style-name="P2">sleep $delay</text:p>
      <text:p text:style-name="P5"/>
      <text:p text:style-name="P2"># Exercicio 2</text:p>
      <text:p text:style-name="P5"/>
      <text:p text:style-name="P2">echo -e "\nMostrando o conteudo do arquivo countries.txt"</text:p>
      <text:p text:style-name="P2">sleep $delay</text:p>
      <text:p text:style-name="P2">cat countries.txt</text:p>
      <text:p text:style-name="P2">sleep $delay</text:p>
      <text:p text:style-name="P5"/>
      <text:p text:style-name="P2"># Exercicio 3</text:p>
      <text:p text:style-name="P5"/>
      <text:p text:style-name="P2">echo -e "\nMostrando o conteudo do arquivo countries.txt, use /Zambia para fazer a pesquisa, aperte n para a proxima ocorrencia e p para a anterior"</text:p>
      <text:p text:style-name="P2">sleep $delay</text:p>
      <text:p text:style-name="P2">less countries.txt</text:p>
      <text:p text:style-name="P5"/>
      <text:p text:style-name="P2"># Exercicio 4</text:p>
      <text:p text:style-name="P2"># Utilizar teclas n para proximo(next) e p para anterior(previous) para navegar</text:p>
      <text:p text:style-name="P5"/>
      <text:p text:style-name="P2"># Exercicio 5</text:p>
      <text:p text:style-name="P2">echo -e "\nBuscando Brazil no arquivo countries.txt"</text:p>
      <text:p text:style-name="P2">grep "Brazil" countries.txt || echo "Não encontrado"</text:p>
      <text:p text:style-name="P2">sleep $delay</text:p>
      <text:p text:style-name="P5"/>
      <text:p text:style-name="P2"># Exercicio 6</text:p>
      <text:p text:style-name="P5"/>
      <text:p text:style-name="P2">echo -e "\nBuscando brazil (lowercase) no arquivo countries.txt"</text:p>
      <text:p text:style-name="P2">grep "brazil" countries.txt || echo "Não encontrado"</text:p>
      <text:p text:style-name="P2">sleep $delay</text:p>
      <text:p text:style-name="P5"/>
      <text:p text:style-name="P5"/>
      <text:p text:style-name="P2"># Criando arquivo que sera usado para os proximos exercicios</text:p>
      <text:p text:style-name="P5"/>
      <text:p text:style-name="P2">echo -e "\nCriando arquivo phrases.txt com frases do Chuck Norris"</text:p>
      <text:p text:style-name="P2">for ((i = 0; i &lt; 10; i++))</text:p>
      <text:p text:style-name="P2">do</text:p>
      <text:p text:style-name="P4"><text:s text:c="2"/><text:span text:style-name="T1">joke=$(jq .value &lt;(curl -s https://api.chucknorris.io/jokes/random))</text:span></text:p>
      <text:p text:style-name="P4"><text:s text:c="2"/><text:span text:style-name="T1">echo $joke</text:span></text:p>
      <text:p text:style-name="P4"><text:s text:c="2"/><text:span text:style-name="T1">echo $joke &gt;&gt; phrases.txt</text:span></text:p>
      <text:p text:style-name="P2">done</text:p>
      <text:p text:style-name="P5"/>
      <text:p text:style-name="P2"># Exercicio 7</text:p>
      <text:p text:style-name="P5"/>
      <text:p text:style-name="P2">echo -e "\nBuscando frases que nao contenham a palavra fox"</text:p>
      <text:p text:style-name="P2">grep -v "fox" phrases.txt</text:p>
      <text:p text:style-name="P2">sleep $delay</text:p>
      <text:p text:style-name="P5"/>
      <text:p text:style-name="P2"># Exercício 8</text:p>
      <text:p text:style-name="P5"/>
      <text:p text:style-name="P2">echo -e "\nContando o numero de palavras do arquivo phrases"</text:p>
      <text:p text:style-name="P2">echo -e "Total de palavras: $(cat phrases.txt | wc -w)"</text:p>
      <text:p text:style-name="P2">sleep $delay</text:p>
      <text:p text:style-name="P5"/>
      <text:p text:style-name="P2"># Exercício 9</text:p>
      <text:p text:style-name="P5"/>
      <text:p text:style-name="P2">echo -e "\nContando o numero de linhas do arquivo phrases"</text:p>
      <text:p text:style-name="P2"><text:soft-page-break/>echo -e "Total de linhas: $(cat phrases.txt | wc -l)"</text:p>
      <text:p text:style-name="P2">sleep $delay</text:p>
      <text:p text:style-name="P5"/>
      <text:p text:style-name="P2"># Exercício 10</text:p>
      <text:p text:style-name="P5"/>
      <text:p text:style-name="P2">echo -e "\nCriando os arquivos empty.tbt e empty.pdf"</text:p>
      <text:p text:style-name="P2">touch empty.tbt empty.pdf</text:p>
      <text:p text:style-name="P2">sleep $delay</text:p>
      <text:p text:style-name="P5"/>
      <text:p text:style-name="P2"># Exercício 11</text:p>
      <text:p text:style-name="P5"/>
      <text:p text:style-name="P2">echo -e "\nListando todos os arquivos do diretorio unix_tests"</text:p>
      <text:p text:style-name="P2">ls -a</text:p>
      <text:p text:style-name="P2">sleep $delay</text:p>
      <text:p text:style-name="P5"/>
      <text:p text:style-name="P2"># Exercício 12</text:p>
      <text:p text:style-name="P5"/>
      <text:p text:style-name="P2">echo -e "\nListando todos os arquivos do diretorio unix_tests que terminem com txt"</text:p>
      <text:p text:style-name="P2">ls -a *.txt</text:p>
      <text:p text:style-name="P2">sleep $delay</text:p>
      <text:p text:style-name="P5"/>
      <text:p text:style-name="P2"># Exercício 13</text:p>
      <text:p text:style-name="P5"/>
      <text:p text:style-name="P2">echo -e "\nListando todos os arquivos do diretorio unix_tests que terminem com tbt ou txt"</text:p>
      <text:p text:style-name="P2">ls -a *.{tbt,txt}</text:p>
      <text:p text:style-name="P2">sleep $delay</text:p>
      <text:p text:style-name="P5"/>
      <text:p text:style-name="P2"># Exercício 14</text:p>
      <text:p text:style-name="P5"/>
      <text:p text:style-name="P2">echo -e "\nAcessando manual do comando ls"</text:p>
      <text:p text:style-name="P2">man ls</text:p>
      <text:p text:style-name="P3">sleep $delay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5:51:55.445942987</meta:creation-date>
    <dc:date>2022-10-13T15:59:52.877972418</dc:date>
    <meta:editing-duration>PT7M5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65" meta:word-count="325" meta:character-count="2110" meta:non-whitespace-character-count="1844"/>
  </office:meta>
</office:document-meta>
</file>